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">
      <style:text-properties/>
      <style:paragraph-properties/>
    </style:style>
    <style:style style:family="text" style:name="T1">
      <style:text-properties/>
    </style:style>
    <style:style style:family="graphic" style:name="gr3">
      <style:graphic-properties draw:fill="none" draw:textarea-vertical-align="middle" draw:auto-grow-height="false" draw:auto-grow-width="false" draw:stroke="solid" draw:marker-end="TriangleMarker" draw:marker-end-width="0.3cm" svg:stroke-color="#F10D0C" svg:stroke-width="0.3cm" style:wrap="run-through" fo:padding-top="7.795pt" fo:padding-bottom="7.795pt" fo:padding-left="11.34pt" fo:padding-right="11.34pt"/>
    </style:style>
    <style:style style:family="paragraph" style:name="P4">
      <style:text-properties/>
      <style:paragraph-properties/>
    </style:style>
    <style:style style:family="graphic" style:name="gr4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">
      <style:text-properties/>
      <style:paragraph-properties/>
    </style:style>
    <style:style style:family="text" style:name="T2">
      <style:text-properties/>
    </style:style>
    <style:style style:family="graphic" style:name="gr5">
      <style:graphic-properties draw:fill-color="#CCCCCC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6">
      <style:text-properties/>
      <style:paragraph-properties/>
    </style:style>
    <style:style style:family="graphic" style:name="gr6">
      <style:graphic-properties draw:fill-color="#CCCCCC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7">
      <style:text-properties/>
      <style:paragraph-properties/>
    </style:style>
    <style:style style:family="graphic" style:name="gr7">
      <style:graphic-properties draw:fill-color="#FF0000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8">
      <style:text-properties/>
      <style:paragraph-properties/>
    </style:style>
    <style:style style:family="graphic" style:name="gr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9">
      <style:text-properties/>
      <style:paragraph-properties/>
    </style:style>
    <style:style style:family="text" style:name="T3">
      <style:text-properties style:text-line-through-type="none" fo:font-size="40pt" style:font-size-asian="40pt" style:font-size-complex="40pt"/>
    </style:style>
    <style:style style:family="graphic" style:name="gr9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0">
      <style:text-properties/>
      <style:paragraph-properties/>
    </style:style>
    <style:style style:family="text" style:name="T4">
      <style:text-properties/>
    </style:style>
    <style:style style:family="graphic" style:name="gr10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1">
      <style:text-properties/>
      <style:paragraph-properties/>
    </style:style>
    <style:style style:family="text" style:name="T5">
      <style:text-properties fo:font-size="28pt" style:font-size-asian="28pt" style:font-size-complex="28pt"/>
    </style:style>
    <style:style style:family="graphic" style:name="gr11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12">
      <style:text-properties/>
      <style:paragraph-properties/>
    </style:style>
    <style:style style:family="graphic" style:name="gr12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13">
      <style:text-properties/>
      <style:paragraph-properties/>
    </style:style>
    <style:style style:family="graphic" style:name="gr13">
      <style:graphic-properties draw:fill-color="#FF0000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14">
      <style:text-properties/>
      <style:paragraph-properties/>
    </style:style>
    <style:style style:family="graphic" style:name="gr14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15">
      <style:text-properties/>
      <style:paragraph-properties/>
    </style:style>
    <style:style style:family="graphic" style:name="gr1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6">
      <style:text-properties/>
      <style:paragraph-properties/>
    </style:style>
    <style:style style:family="text" style:name="T6">
      <style:text-properties/>
    </style:style>
    <style:style style:family="graphic" style:name="gr16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7">
      <style:text-properties/>
      <style:paragraph-properties/>
    </style:style>
    <style:style style:family="text" style:name="T7">
      <style:text-properties fo:font-size="28pt" style:font-size-asian="28pt" style:font-size-complex="28pt"/>
    </style:style>
    <style:style style:family="graphic" style:name="gr17">
      <style:graphic-properties draw:fill-color="#CCCCCC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18">
      <style:text-properties/>
      <style:paragraph-properties/>
    </style:style>
    <style:style style:family="graphic" style:name="gr1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9">
      <style:text-properties/>
      <style:paragraph-properties/>
    </style:style>
    <style:style style:family="text" style:name="T8">
      <style:text-properties/>
    </style:style>
    <style:style style:family="graphic" style:name="gr19">
      <style:graphic-properties draw:fill-color="#CCCCCC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20">
      <style:text-properties/>
      <style:paragraph-properties/>
    </style:style>
    <style:style style:family="graphic" style:name="gr20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1">
      <style:text-properties/>
      <style:paragraph-properties/>
    </style:style>
    <style:style style:family="text" style:name="T9">
      <style:text-properties fo:font-size="22pt" style:font-size-asian="22pt" style:font-size-complex="22pt"/>
    </style:style>
    <style:style style:family="graphic" style:name="gr2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2">
      <style:text-properties/>
      <style:paragraph-properties/>
    </style:style>
    <style:style style:family="text" style:name="T10">
      <style:text-properties/>
    </style:style>
    <style:style style:family="graphic" style:name="gr2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3">
      <style:text-properties/>
      <style:paragraph-properties/>
    </style:style>
    <style:style style:family="text" style:name="T11">
      <style:text-properties fo:font-size="20pt" style:font-size-asian="20pt" style:font-size-complex="20pt"/>
    </style:style>
    <style:style style:family="graphic" style:name="gr23">
      <style:graphic-properties draw:fill-color="#D8D8D8" draw:fill="solid" draw:stroke="solid" svg:stroke-color="#F1F1F1" svg:stroke-width="0.03528cm" style:wrap="run-through"/>
    </style:style>
  </office:automatic-styles>
  <office:body>
    <office:presentation>
      <draw:page draw:name="page1" draw:style-name="dp3" draw:master-page-name="_" presentation:presentation-page-layout-name="AL1">
        <draw:frame draw:style-name="gr2" svg:width="6cm" svg:height="2.453cm" svg:x="10cm" svg:y="12.9cm">
          <draw:text-box fo:min-height="2.453cm">
            <text:p text:style-name="P3"><text:span text:style-name="T1">Option 1 : </text:span></text:p>
          </draw:text-box>
        </draw:frame>
        <draw:custom-shape draw:style-name="gr3">
          <draw:enhanced-geometry svg:viewBox="0 0 1024 1024" draw:type="ooxml-non-primitive" drawooo:sub-view-size="1024 1024" draw:text-areas="0 0 r b" draw:enhanced-path="M 0 0 Z N "/>
          <text:p text:style-name="P4"/>
        </draw:custom-shape>
        <draw:frame draw:style-name="gr4" svg:width="6cm" svg:height="2.453cm" svg:x="10cm" svg:y="4.6cm">
          <draw:text-box fo:min-height="2.453cm">
            <text:p text:style-name="P5"><text:span text:style-name="T2">Option 2 : </text:span></text:p>
          </draw:text-box>
        </draw:frame>
        <draw:custom-shape draw:style-name="gr5" svg:width="15cm" svg:height="7.598cm" svg:x="9cm" svg:y="1.1cm">
          <draw:enhanced-geometry svg:viewBox="0 0 5399299 2735107" draw:type="ooxml-non-primitive" drawooo:sub-view-size="5399299 2735107" draw:text-areas="0 0 r b" draw:enhanced-path="M 2699829 2699829 L 0 2699829 0 0 2699829 0 2699829 359977 3239795 719954 3239795 1079931 4139739 1259920 5399659 1259920 5399659 2735467 2699829 2699829 Z N "/>
          <text:p text:style-name="P6"/>
        </draw:custom-shape>
        <draw:custom-shape draw:style-name="gr6" svg:width="15cm" svg:height="7.598cm" svg:x="9cm" svg:y="9.5cm">
          <draw:enhanced-geometry svg:viewBox="0 0 5399299 2735107" draw:type="ooxml-non-primitive" drawooo:sub-view-size="5399299 2735107" draw:text-areas="0 0 r b" draw:enhanced-path="M 2699829 2699829 L 0 2699829 0 0 2699829 0 2699829 359977 3239795 719954 3239795 1079931 4139739 1259920 5399659 1259920 5399659 2735467 2699829 2699829 Z N "/>
          <text:p text:style-name="P7"/>
        </draw:custom-shape>
        <draw:custom-shape draw:style-name="gr7" svg:width="4.199cm" svg:height="1.999cm" svg:x="16.5cm" svg:y="4.1cm">
          <draw:enhanced-geometry svg:viewBox="0 0 1511544 719594" draw:type="ooxml-non-primitive" drawooo:sub-view-size="1511544 719594" draw:text-areas="0 0 r b" draw:enhanced-path="M 0 179988 L 431972 0 1079931 0 1511904 179988 1511904 719954 0 719954 0 179988 Z N "/>
          <text:p text:style-name="P8"/>
        </draw:custom-shape>
        <draw:frame draw:style-name="gr8" svg:width="11cm" svg:height="2cm" svg:x="10.5cm" svg:y="17.5cm">
          <draw:text-box fo:min-height="2cm">
            <text:p text:style-name="P9"><text:span text:style-name="T3">Vue de plan</text:span></text:p>
          </draw:text-box>
        </draw:frame>
        <draw:frame draw:style-name="gr9" svg:width="11.5cm" svg:height="2cm" svg:x="4.2cm" svg:y="4.5cm">
          <draw:text-box fo:min-height="2cm">
            <text:p text:style-name="P10"><text:span text:style-name="T4">Option 1</text:span></text:p>
          </draw:text-box>
        </draw:frame>
        <draw:frame draw:style-name="gr10" svg:width="11.5cm" svg:height="1.436cm" svg:x="4.1cm" svg:y="11.5cm">
          <draw:text-box fo:min-height="1.436cm">
            <text:p text:style-name="P11"><text:span text:style-name="T5">Option 2</text:span></text:p>
          </draw:text-box>
        </draw:frame>
        <draw:frame draw:style-name="gr11" svg:width="8cm" svg:height="1.349cm" svg:x="9cm" svg:y="15.75cm">
          <draw:text-box fo:min-height="1.349cm">
            <text:p text:style-name="P12"/>
          </draw:text-box>
        </draw:frame>
        <draw:frame draw:style-name="gr12" svg:width="7.5cm" svg:height="1.349cm" svg:x="9cm" svg:y="7.35cm">
          <draw:text-box fo:min-height="1.349cm">
            <text:p text:style-name="P13"/>
          </draw:text-box>
        </draw:frame>
        <draw:custom-shape draw:style-name="gr13" svg:width="3.999cm" svg:height="4.598cm" svg:x="17cm" svg:y="12.5cm">
          <draw:enhanced-geometry svg:viewBox="0 0 1439549 1655175" draw:type="ooxml-non-primitive" drawooo:sub-view-size="1439549 1655175" draw:text-areas="0 0 r b" draw:enhanced-path="M 0 1619897 L 1439909 1619897 1439909 179988 1079931 0 539965 0 0 179988 0 1655535 0 1619897 Z N "/>
          <text:p text:style-name="P14"/>
        </draw:custom-shape>
        <draw:frame draw:style-name="gr14" svg:width="4cm" svg:height="2.599cm" svg:x="16.5cm" svg:y="6.1cm">
          <draw:text-box fo:min-height="2.599cm">
            <text:p text:style-name="P15"/>
          </draw:text-box>
        </draw:frame>
        <draw:frame draw:style-name="gr15" svg:width="11.5cm" svg:height="2cm" svg:x="10.5cm" svg:y="3.6cm">
          <draw:text-box fo:min-height="2cm">
            <text:p text:style-name="P16"><text:span text:style-name="T6">Maison</text:span></text:p>
          </draw:text-box>
        </draw:frame>
        <draw:frame draw:style-name="gr16" svg:width="11.5cm" svg:height="1.436cm" svg:x="10cm" svg:y="12cm">
          <draw:text-box fo:min-height="1.436cm">
            <text:p text:style-name="P17"><text:span text:style-name="T7">Maison</text:span></text:p>
          </draw:text-box>
        </draw:frame>
        <draw:frame draw:style-name="gr17" svg:width="5.5cm" svg:height="4cm" svg:x="20.5cm" svg:y="4.6cm">
          <draw:text-box fo:min-height="4cm">
            <text:p text:style-name="P18"/>
          </draw:text-box>
        </draw:frame>
        <draw:frame draw:style-name="gr18" svg:width="11.5cm" svg:height="2cm" svg:x="20.5cm" svg:y="5.5cm">
          <draw:text-box fo:min-height="2cm">
            <text:p text:style-name="P19"><text:span text:style-name="T8">Garage</text:span></text:p>
          </draw:text-box>
        </draw:frame>
        <draw:frame draw:style-name="gr19" svg:width="5.5cm" svg:height="4cm" svg:x="21cm" svg:y="13cm">
          <draw:text-box fo:min-height="4cm">
            <text:p text:style-name="P20"/>
          </draw:text-box>
        </draw:frame>
        <draw:frame draw:style-name="gr20" svg:width="11.5cm" svg:height="1.182cm" svg:x="21cm" svg:y="14cm">
          <draw:text-box fo:min-height="1.182cm">
            <text:p text:style-name="P21"><text:span text:style-name="T9">Garage</text:span></text:p>
          </draw:text-box>
        </draw:frame>
        <draw:frame draw:style-name="gr21" svg:width="11.5cm" svg:height="2cm" svg:x="10cm" svg:y="7.5cm">
          <draw:text-box fo:min-height="2cm">
            <text:p text:style-name="P22"><text:span text:style-name="T10">Terrasse</text:span></text:p>
          </draw:text-box>
        </draw:frame>
        <draw:frame draw:style-name="gr22" svg:width="11.5cm" svg:height="1.098cm" svg:x="10.5cm" svg:y="15.5cm">
          <draw:text-box fo:min-height="1.098cm">
            <text:p text:style-name="P23"><text:span text:style-name="T11">Terrasse</text:span></text:p>
          </draw:text-box>
        </draw:frame>
        <draw:rect draw:style-name="gr23" svg:width="1.058cm" svg:height="1.243cm" svg:x="19.94cm" svg:y="14.51cm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